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3403in" table:align="margins"/>
    </style:style>
    <style:style style:name="Table2.A" style:family="table-column">
      <style:table-column-properties style:column-width="3.6694in" style:rel-column-width="5284*"/>
    </style:style>
    <style:style style:name="Table2.B" style:family="table-column">
      <style:table-column-properties style:column-width="3.6708in" style:rel-column-width="5286*"/>
    </style:style>
    <style:style style:name="Table2.1" style:family="table-row">
      <style:table-row-properties style:min-row-height="0.3778in"/>
    </style:style>
    <style:style style:name="Table2.A1" style:family="table-cell">
      <style:table-cell-properties style:vertical-align="middle" fo:padding="0.0382in" fo:border-left="none" fo:border-right="none" fo:border-top="none" fo:border-bottom="0.5pt solid #000000"/>
    </style:style>
    <style:style style:name="Table2.2" style:family="table-row">
      <style:table-row-properties style:min-row-height="0.2722in"/>
    </style:style>
    <style:style style:name="Table2.A2" style:family="table-cell">
      <style:table-cell-properties style:vertical-align="bottom" fo:padding="0.0382in" fo:border="none"/>
    </style:style>
    <style:style style:name="Table2.3" style:family="table-row">
      <style:table-row-properties style:min-row-height="0.0806in"/>
    </style:style>
    <style:style style:name="Table2.A3" style:family="table-cell">
      <style:table-cell-properties style:vertical-align="middle" fo:padding="0.0382in" fo:border="none"/>
    </style:style>
    <style:style style:name="Table2.4" style:family="table-row">
      <style:table-row-properties style:min-row-height="0.0889in"/>
    </style:style>
    <style:style style:name="Table2.6" style:family="table-row">
      <style:table-row-properties style:min-row-height="0.1306in"/>
    </style:style>
    <style:style style:name="Table4" style:family="table">
      <style:table-properties style:width="7.3403in" table:align="margins"/>
    </style:style>
    <style:style style:name="Table4.A" style:family="table-column">
      <style:table-column-properties style:column-width="3.6701in" style:rel-column-width="32767*"/>
    </style:style>
    <style:style style:name="Table4.B" style:family="table-column">
      <style:table-column-properties style:column-width="3.6701in" style:rel-column-width="32768*"/>
    </style:style>
    <style:style style:name="Table4.1" style:family="table-row">
      <style:table-row-properties style:min-row-height="0.2472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line-height="0.1591in"/>
      <style:text-properties style:font-name="CMU Serif" fo:font-size="11pt" fo:font-weight="normal" officeooo:rsid="0000fc5e" officeooo:paragraph-rsid="0006a67c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1pt" fo:font-weight="normal" officeooo:rsid="0003747c" officeooo:paragraph-rsid="0004da2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normal" officeooo:rsid="00026a82" officeooo:paragraph-rsid="000898b0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margin-top="0in" fo:margin-bottom="0in" loext:contextual-spacing="false" fo:line-height="0.1764in" fo:text-align="end" style:justify-single-word="false"/>
      <style:text-properties style:font-name="CMU Serif" fo:font-size="11pt" fo:font-style="normal" officeooo:rsid="0000fc5e" officeooo:paragraph-rsid="0004da22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margin-top="0in" fo:margin-bottom="0in" loext:contextual-spacing="false" fo:line-height="0.1764in" fo:text-align="start" style:justify-single-word="false"/>
      <style:text-properties style:font-name="CMU Serif" fo:font-size="11pt" fo:font-style="normal" fo:font-weight="normal" officeooo:rsid="00026a82" officeooo:paragraph-rsid="0003747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normal" fo:font-weight="normal" officeooo:rsid="0000fc5e" officeooo:paragraph-rsid="000500d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italic" fo:font-weight="normal" officeooo:rsid="0000fc5e" officeooo:paragraph-rsid="0004da22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1pt" fo:font-weight="normal" officeooo:rsid="0006a67c" officeooo:paragraph-rsid="0006a67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1pt" fo:font-weight="normal" officeooo:rsid="0006a67c" officeooo:paragraph-rsid="0021228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0.1591in" fo:text-align="start" style:justify-single-word="false"/>
      <style:text-properties style:font-name="CMU Serif" fo:font-size="11pt" fo:font-weight="normal" officeooo:rsid="0000fc5e" officeooo:paragraph-rsid="0006a67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1pt" fo:font-weight="normal" officeooo:rsid="000c1cdb" officeooo:paragraph-rsid="000c1cd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1pt" fo:font-weight="bold" officeooo:rsid="0006a67c" officeooo:paragraph-rsid="0006a67c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1pt" fo:font-weight="bold" officeooo:rsid="00305f41" officeooo:paragraph-rsid="00305f41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style:font-name="CMU Serif" fo:font-size="11pt" officeooo:rsid="0026d92a" officeooo:paragraph-rsid="0026d92a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6pt" fo:font-weight="bold" officeooo:rsid="0000fc5e" officeooo:paragraph-rsid="0000fc5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in" fo:margin-bottom="0in" loext:contextual-spacing="false" fo:text-align="start" style:justify-single-word="false"/>
      <style:text-properties style:font-name="CMU Serif" fo:font-size="16pt" fo:font-weight="bold" officeooo:rsid="0006a67c" officeooo:paragraph-rsid="0006a67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2b1235"/>
    </style:style>
    <style:style style:name="P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MU Serif" fo:font-size="20pt" fo:font-weight="normal" officeooo:rsid="0000fc5e" officeooo:paragraph-rsid="0004da22" style:font-size-asian="20pt" style:font-weight-asian="normal" style:font-size-complex="20pt" style:font-weight-complex="normal"/>
    </style:style>
    <style:style style:name="P19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MU Serif" fo:font-size="11pt" fo:font-weight="normal" officeooo:rsid="0000fc5e" officeooo:paragraph-rsid="0004da2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MU Serif" fo:font-size="11pt" fo:font-weight="normal" officeooo:rsid="0003747c" officeooo:paragraph-rsid="0004da22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CMU Serif" fo:font-size="11pt" fo:font-weight="normal" officeooo:rsid="000d8981" officeooo:paragraph-rsid="000d898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MU Serif" fo:font-size="11pt" fo:font-style="italic" fo:font-weight="normal" officeooo:rsid="000d8981" officeooo:paragraph-rsid="008abd37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MU Serif" fo:font-size="16pt" style:text-underline-style="none" fo:font-weight="bold" officeooo:rsid="0000fc5e" officeooo:paragraph-rsid="0000fc5e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paragraph-rsid="008abd37"/>
    </style:style>
    <style:style style:name="P25" style:family="paragraph" style:parent-style-name="Standard" style:list-style-name="L1">
      <style:paragraph-properties fo:margin-top="0in" fo:margin-bottom="0in" loext:contextual-spacing="false" fo:line-height="0.1764in" fo:text-align="start" style:justify-single-word="false"/>
      <style:text-properties style:font-name="CMU Serif" fo:font-size="11pt" fo:font-style="normal" fo:font-weight="normal" officeooo:rsid="00026a82" officeooo:paragraph-rsid="0003747c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normal" fo:font-weight="normal" officeooo:rsid="00026a82" officeooo:paragraph-rsid="0092857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3">
      <style:paragraph-properties fo:margin-top="0in" fo:margin-bottom="0in" loext:contextual-spacing="false" fo:line-height="0.1764in"/>
      <style:text-properties style:font-name="CMU Serif" fo:font-size="11pt" fo:font-style="normal" fo:font-weight="normal" officeooo:rsid="0000fc5e" officeooo:paragraph-rsid="000500d3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normal" fo:font-weight="normal" officeooo:paragraph-rsid="00920ac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margin-top="0in" fo:margin-bottom="0in" loext:contextual-spacing="false" fo:line-height="0.1591in"/>
      <style:text-properties style:font-name="CMU Serif" fo:font-size="11pt" fo:font-style="normal" officeooo:rsid="00026a82" officeooo:paragraph-rsid="000898b0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top="0in" fo:margin-bottom="0in" loext:contextual-spacing="false" fo:line-height="0.1764in" fo:text-align="end" style:justify-single-word="false"/>
      <style:text-properties style:font-name="CMU Serif" fo:font-size="11pt" fo:font-style="normal" officeooo:rsid="0000fc5e" officeooo:paragraph-rsid="0089e4cb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top="0in" fo:margin-bottom="0in" loext:contextual-spacing="false" fo:line-height="0.1764in" fo:text-align="end" style:justify-single-word="false"/>
      <style:text-properties style:font-name="CMU Serif" fo:font-size="11pt" fo:font-style="normal" officeooo:rsid="0000fc5e" officeooo:paragraph-rsid="008abd37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italic" fo:font-weight="normal" officeooo:rsid="0000fc5e" officeooo:paragraph-rsid="0089e4cb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false" fo:line-height="0.1764in"/>
      <style:text-properties style:font-name="CMU Serif" fo:font-size="11pt" fo:font-style="italic" fo:font-weight="normal" officeooo:rsid="0000fc5e" officeooo:paragraph-rsid="008abd37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 style:list-style-name="L1">
      <style:paragraph-properties fo:margin-top="0in" fo:margin-bottom="0in" loext:contextual-spacing="false" fo:line-height="0.1764in" fo:text-align="start" style:justify-single-word="false"/>
      <style:text-properties officeooo:paragraph-rsid="0003747c"/>
    </style:style>
    <style:style style:name="P35" style:family="paragraph" style:parent-style-name="Standard">
      <style:paragraph-properties fo:margin-top="0in" fo:margin-bottom="0in" loext:contextual-spacing="false" fo:line-height="0.1764in" fo:text-align="end" style:justify-single-word="false"/>
      <style:text-properties officeooo:paragraph-rsid="0089e4cb"/>
    </style:style>
    <style:style style:name="P36" style:family="paragraph" style:parent-style-name="Standard" style:list-style-name="L3">
      <style:paragraph-properties fo:margin-top="0in" fo:margin-bottom="0in" loext:contextual-spacing="false" fo:line-height="0.1764in"/>
      <style:text-properties officeooo:paragraph-rsid="000500d3"/>
    </style:style>
    <style:style style:name="P37" style:family="paragraph" style:parent-style-name="Standard" style:list-style-name="L1">
      <style:paragraph-properties fo:margin-top="0in" fo:margin-bottom="0in" loext:contextual-spacing="false" fo:line-height="0.1591in" fo:text-align="start" style:justify-single-word="false"/>
      <style:text-properties officeooo:paragraph-rsid="004d4858"/>
    </style:style>
    <style:style style:name="P38" style:family="paragraph" style:parent-style-name="Standard" style:list-style-name="L2">
      <style:paragraph-properties fo:margin-top="0in" fo:margin-bottom="0in" loext:contextual-spacing="false" fo:line-height="0.1591in"/>
      <style:text-properties officeooo:paragraph-rsid="003eefb6"/>
    </style:style>
    <style:style style:name="P3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06a67c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/>
      <style:text-properties style:font-name="sans-serif" fo:font-size="12pt" officeooo:paragraph-rsid="006e43bb"/>
    </style:style>
    <style:style style:name="P41" style:family="paragraph" style:parent-style-name="Standard">
      <style:paragraph-properties fo:margin-top="0.0398in" fo:margin-bottom="0.0398in" loext:contextual-spacing="false" fo:line-height="0.1591in" fo:text-align="start" style:justify-single-word="false"/>
      <style:text-properties style:font-name="CMU Serif" fo:font-size="11pt" fo:font-style="italic" officeooo:paragraph-rsid="000898b0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margin-top="0.0398in" fo:margin-bottom="0.0398in" loext:contextual-spacing="false" fo:line-height="0.1591in" fo:text-align="end" style:justify-single-word="false"/>
      <style:text-properties style:font-name="CMU Serif" fo:font-size="11pt" fo:font-style="normal" fo:font-weight="normal" officeooo:rsid="0003747c" officeooo:paragraph-rsid="000898b0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pt" style:font-size-asian="1.75pt" style:font-size-complex="2pt"/>
    </style:style>
    <style:style style:name="T3" style:family="text">
      <style:text-properties officeooo:rsid="00026a82"/>
    </style:style>
    <style:style style:name="T4" style:family="text">
      <style:text-properties style:font-name="CMU Serif" fo:font-size="11pt" fo:font-style="normal" fo:font-weight="normal" officeooo:rsid="004b249f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CMU Serif" fo:font-size="11pt" fo:font-style="normal" fo:font-weight="normal" officeooo:rsid="00026a82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CMU Serif" fo:font-size="11pt" fo:font-style="normal" fo:font-weight="normal" officeooo:rsid="0003747c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CMU Serif" fo:font-size="11pt" fo:font-style="normal" fo:font-weight="normal" officeooo:rsid="004d4858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CMU Serif" fo:font-size="11pt" fo:font-style="normal" fo:font-weight="normal" officeooo:rsid="00517d73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CMU Serif" fo:font-size="11pt" fo:font-style="normal" fo:font-weight="normal" officeooo:rsid="00546ef7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CMU Serif" fo:font-size="11pt" fo:font-style="normal" fo:font-weight="normal" officeooo:rsid="005cd3a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CMU Serif" fo:font-size="11pt" fo:font-style="normal" fo:font-weight="normal" officeooo:rsid="005ff285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MU Serif" fo:font-size="11pt" fo:font-style="normal" fo:font-weight="normal" officeooo:rsid="008abd37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MU Serif" fo:font-size="11pt" fo:font-style="normal" fo:font-weight="normal" officeooo:rsid="00928579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CMU Serif" fo:font-size="11pt" fo:font-style="normal" fo:font-weight="normal" officeooo:rsid="0000fc5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CMU Serif" fo:font-size="11pt" fo:font-style="normal" fo:font-weight="normal" officeooo:rsid="00947ded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CMU Serif" fo:font-size="11pt" fo:font-style="normal" fo:font-weight="normal" officeooo:rsid="0095246d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MU Serif" fo:font-size="11pt" fo:font-style="normal" fo:font-weight="normal" officeooo:rsid="00955591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MU Serif" fo:font-size="11pt" fo:font-style="normal" fo:font-weight="normal" officeooo:rsid="00977dff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MU Serif" fo:font-size="11pt" fo:font-style="normal" fo:font-weight="normal" officeooo:rsid="009910ae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MU Serif" fo:font-size="11pt" fo:font-style="normal" fo:font-weight="normal" officeooo:rsid="00a345a4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MU Serif" fo:font-size="11pt" fo:font-style="normal" fo:font-weight="normal" officeooo:rsid="00a38b4d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MU Serif" fo:font-size="11pt" fo:font-style="normal" officeooo:rsid="00026a82" style:font-size-asian="11pt" style:font-style-asian="normal" style:font-size-complex="11pt" style:font-style-complex="normal"/>
    </style:style>
    <style:style style:name="T23" style:family="text">
      <style:text-properties style:font-name="CMU Serif" fo:font-size="11pt" fo:font-style="normal" officeooo:rsid="003f6ad7" style:font-size-asian="11pt" style:font-style-asian="normal" style:font-size-complex="11pt" style:font-style-complex="normal"/>
    </style:style>
    <style:style style:name="T24" style:family="text">
      <style:text-properties style:font-name="CMU Serif" fo:font-size="11pt" fo:font-style="normal" officeooo:rsid="003eefb6" style:font-size-asian="11pt" style:font-style-asian="normal" style:font-size-complex="11pt" style:font-style-complex="normal"/>
    </style:style>
    <style:style style:name="T25" style:family="text">
      <style:text-properties style:font-name="CMU Serif" fo:font-size="11pt" fo:font-style="normal" officeooo:rsid="0040eeba" style:font-size-asian="11pt" style:font-style-asian="normal" style:font-size-complex="11pt" style:font-style-complex="normal"/>
    </style:style>
    <style:style style:name="T26" style:family="text">
      <style:text-properties style:font-name="CMU Serif" fo:font-size="11pt" fo:font-style="normal" officeooo:rsid="0041dd22" style:font-size-asian="11pt" style:font-style-asian="normal" style:font-size-complex="11pt" style:font-style-complex="normal"/>
    </style:style>
    <style:style style:name="T27" style:family="text">
      <style:text-properties style:font-name="CMU Serif" fo:font-size="11pt" fo:font-style="normal" officeooo:rsid="00439a9c" style:font-size-asian="11pt" style:font-style-asian="normal" style:font-size-complex="11pt" style:font-style-complex="normal"/>
    </style:style>
    <style:style style:name="T28" style:family="text">
      <style:text-properties style:font-name="CMU Serif" fo:font-size="11pt" fo:font-style="normal" officeooo:rsid="0044c4b2" style:font-size-asian="11pt" style:font-style-asian="normal" style:font-size-complex="11pt" style:font-style-complex="normal"/>
    </style:style>
    <style:style style:name="T29" style:family="text">
      <style:text-properties style:font-name="CMU Serif" fo:font-size="11pt" fo:font-style="normal" officeooo:rsid="0046569d" style:font-size-asian="11pt" style:font-style-asian="normal" style:font-size-complex="11pt" style:font-style-complex="normal"/>
    </style:style>
    <style:style style:name="T30" style:family="text">
      <style:text-properties style:font-name="CMU Serif" fo:font-size="11pt" fo:font-style="normal" officeooo:rsid="0077aa81" style:font-size-asian="11pt" style:font-style-asian="normal" style:font-size-complex="11pt" style:font-style-complex="normal"/>
    </style:style>
    <style:style style:name="T31" style:family="text">
      <style:text-properties style:font-name="CMU Serif" fo:font-size="11pt" fo:font-style="normal" officeooo:rsid="00882059" style:font-size-asian="11pt" style:font-style-asian="normal" style:font-size-complex="11pt" style:font-style-complex="normal"/>
    </style:style>
    <style:style style:name="T32" style:family="text">
      <style:text-properties style:font-name="CMU Serif" fo:font-size="11pt" fo:font-weight="normal" officeooo:rsid="0006a67c" style:font-size-asian="11pt" style:font-weight-asian="normal" style:font-size-complex="11pt" style:font-weight-complex="normal"/>
    </style:style>
    <style:style style:name="T33" style:family="text">
      <style:text-properties style:font-name="CMU Serif" fo:font-size="11pt" fo:font-weight="normal" officeooo:rsid="000c1cdb" style:font-size-asian="11pt" style:font-weight-asian="normal" style:font-size-complex="11pt" style:font-weight-complex="normal"/>
    </style:style>
    <style:style style:name="T34" style:family="text">
      <style:text-properties style:font-name="CMU Serif" fo:font-size="11pt" fo:font-weight="normal" officeooo:rsid="000fed0d" style:font-size-asian="11pt" style:font-weight-asian="normal" style:font-size-complex="11pt" style:font-weight-complex="normal"/>
    </style:style>
    <style:style style:name="T35" style:family="text">
      <style:text-properties style:font-name="CMU Serif" fo:font-size="11pt" fo:font-weight="normal" officeooo:rsid="000c0122" style:font-size-asian="11pt" style:font-weight-asian="normal" style:font-size-complex="11pt" style:font-weight-complex="normal"/>
    </style:style>
    <style:style style:name="T36" style:family="text">
      <style:text-properties style:font-name="CMU Serif" fo:font-size="11pt" fo:font-weight="normal" officeooo:rsid="00296989" style:font-size-asian="11pt" style:font-weight-asian="normal" style:font-size-complex="11pt" style:font-weight-complex="normal"/>
    </style:style>
    <style:style style:name="T37" style:family="text">
      <style:text-properties style:font-name="CMU Serif" fo:font-size="11pt" fo:font-weight="normal" officeooo:rsid="002ef5d4" style:font-size-asian="11pt" style:font-weight-asian="normal" style:font-size-complex="11pt" style:font-weight-complex="normal"/>
    </style:style>
    <style:style style:name="T38" style:family="text">
      <style:text-properties style:font-name="CMU Serif" fo:font-size="11pt" fo:font-weight="bold" officeooo:rsid="0006a67c" style:font-size-asian="11pt" style:font-weight-asian="bold" style:font-size-complex="11pt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67f9a" style:font-weight-asian="normal" style:font-weight-complex="normal"/>
    </style:style>
    <style:style style:name="T41" style:family="text">
      <style:text-properties fo:font-weight="normal" officeooo:rsid="0003747c" style:font-weight-asian="normal" style:font-weight-complex="normal"/>
    </style:style>
    <style:style style:name="T42" style:family="text">
      <style:text-properties fo:font-weight="normal" officeooo:rsid="00026a82" style:font-weight-asian="normal" style:font-weight-complex="normal"/>
    </style:style>
    <style:style style:name="T43" style:family="text">
      <style:text-properties style:font-size-asian="11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normal" style:font-size-asian="11pt" style:font-style-asian="normal" style:font-style-complex="normal"/>
    </style:style>
    <style:style style:name="T46" style:family="text">
      <style:text-properties fo:font-style="normal" officeooo:rsid="0003747c" style:font-size-asian="11pt" style:font-style-asian="normal" style:font-style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03747c" style:font-style-asian="normal" style:font-style-complex="normal"/>
    </style:style>
    <style:style style:name="T49" style:family="text">
      <style:text-properties officeooo:rsid="000c1cdb"/>
    </style:style>
    <style:style style:name="T50" style:family="text">
      <style:text-properties officeooo:rsid="00212280"/>
    </style:style>
    <style:style style:name="T51" style:family="text">
      <style:text-properties officeooo:rsid="0000fc5e"/>
    </style:style>
    <style:style style:name="T52" style:family="text">
      <style:text-properties officeooo:rsid="003c1fb4"/>
    </style:style>
    <style:style style:name="T53" style:family="text">
      <style:text-properties officeooo:rsid="004b0ab5"/>
    </style:style>
    <style:style style:name="T54" style:family="text">
      <style:text-properties officeooo:rsid="007434db"/>
    </style:style>
    <style:style style:name="T55" style:family="text">
      <style:text-properties officeooo:rsid="00765986"/>
    </style:style>
    <style:style style:name="T56" style:family="text">
      <style:text-properties officeooo:rsid="007ca83b"/>
    </style:style>
    <style:style style:name="T57" style:family="text">
      <style:text-properties officeooo:rsid="0089e4cb"/>
    </style:style>
    <style:style style:name="T58" style:family="text">
      <style:text-properties officeooo:rsid="008abd37"/>
    </style:style>
    <style:style style:name="T59" style:family="text">
      <style:text-properties officeooo:rsid="00928579"/>
    </style:style>
    <style:style style:name="T60" style:family="text">
      <style:text-properties officeooo:rsid="00939a40"/>
    </style:style>
    <style:style style:name="T61" style:family="text">
      <style:text-properties officeooo:rsid="00955591"/>
    </style:style>
    <style:style style:name="T62" style:family="text">
      <style:text-properties officeooo:rsid="00977dff"/>
    </style:style>
    <style:style style:name="T63" style:family="text">
      <style:text-properties officeooo:rsid="00a38b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Jeremy Charles Zacharia</text:p>
          </table:table-cell>
          <table:table-cell table:style-name="Table2.A1" office:value-type="string">
            <text:p text:style-name="P19">jczacharia@gmail.com, 412-889-8689 www.jeremyzacharia.com</text:p>
          </table:table-cell>
        </table:table-row>
        <table:table-row table:style-name="Table2.2">
          <table:table-cell table:style-name="Table2.A2" table:number-columns-spanned="2" office:value-type="string">
            <text:p text:style-name="P23">EXPERIENCE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33">S<text:span text:style-name="T58">oftware Engineer</text:span></text:p>
          </table:table-cell>
          <table:table-cell table:style-name="Table2.A3" office:value-type="string">
            <text:p text:style-name="P35"><text:span text:style-name="T6">J</text:span><text:span text:style-name="T12">uly</text:span><text:span text:style-name="T6"> 201</text:span><text:span text:style-name="T20">8</text:span><text:span text:style-name="T6"> − </text:span><text:span text:style-name="T12">Present</text:span></text:p>
          </table:table-cell>
        </table:table-row>
        <table:table-row table:style-name="Table2.4">
          <table:table-cell table:style-name="Table2.A3" table:number-columns-spanned="2" office:value-type="string">
            <text:p text:style-name="P2"><text:span text:style-name="T43">IQ Inc., </text:span>Monroeville, PA</text:p>
            <text:p text:style-name="P5">Experience Obtained:</text:p>
            <text:list xml:id="list346781406" text:style-name="L1">
              <text:list-item>
                <text:p text:style-name="P25">Contributed to the development and maintenance of safety-critical Automatic Train Control Systems <text:span text:style-name="T53">in C++ </text:span>for locomotives and city metros around the world</text:p>
              </text:list-item>
              <text:list-item>
                <text:p text:style-name="P34"><text:span text:style-name="T6">D</text:span><text:span text:style-name="T4">eveloped</text:span><text:span text:style-name="T5"> user interface systems in Angular used for management of Crew Members responsible for maintenance and m</text:span><text:span text:style-name="T11">aneuvering</text:span><text:span text:style-name="T5"> of city metro trains</text:span></text:p>
              </text:list-item>
              <text:list-item>
                <text:p text:style-name="P37"><text:span text:style-name="T8">Regularly e</text:span><text:span text:style-name="T9">xercised</text:span><text:span text:style-name="T8"> essential</text:span><text:span text:style-name="T7"> </text:span><text:span text:style-name="T8">s</text:span><text:span text:style-name="T5">oftware engineering </text:span><text:span text:style-name="T9">practices</text:span><text:span text:style-name="T5"> </text:span><text:span text:style-name="T10">in Agile environment </text:span><text:span text:style-name="T5">including design reviews, coding standards, code reviews, source control management, build processes, </text:span><text:span text:style-name="T10">and</text:span><text:span text:style-name="T5"> testing</text:span></text:p>
              </text:list-item>
            </text:list>
          </table:table-cell>
          <table:covered-table-cell/>
        </table:table-row>
        <table:table-row table:style-name="Table2.4">
          <table:table-cell table:style-name="Table2.A3" office:value-type="string">
            <text:p text:style-name="P32">E<text:span text:style-name="T57">mbedded Software Engineer Intern</text:span></text:p>
          </table:table-cell>
          <table:table-cell table:style-name="Table2.A3" office:value-type="string">
            <text:p text:style-name="P30"><text:span text:style-name="T41">September 2017 − </text:span><text:span text:style-name="T42">May 2018</text:span></text:p>
          </table:table-cell>
        </table:table-row>
        <table:table-row table:style-name="Table2.6">
          <table:table-cell table:style-name="Table2.A3" table:number-columns-spanned="2" office:value-type="string">
            <text:p text:style-name="P28">Truck-Lite,<text:span text:style-name="T51"> Falconer, NY &amp; Erie, PA</text:span></text:p>
            <text:p text:style-name="P3">Experience Obtained:</text:p>
            <text:list xml:id="list2214721335" text:style-name="L2">
              <text:list-item>
                <text:p text:style-name="P29">Contributed to research, development, and investigation of technology for transportation telematics involving IoT communication devices</text:p>
              </text:list-item>
              <text:list-item>
                <text:p text:style-name="P29">Developed firmware code for microcontroller<text:span text:style-name="T55">s</text:span> <text:span text:style-name="T54">in C for </text:span>sensors using RF, Bluetooth 5, NFC, and RFID communication to operate in a heavy-duty environment</text:p>
              </text:list-item>
              <text:list-item>
                <text:p text:style-name="P38"><text:span text:style-name="T22">R</text:span><text:span text:style-name="T24">an controlled </text:span><text:span text:style-name="T30">hardware </text:span><text:span text:style-name="T24">tests on PCB </text:span><text:span text:style-name="T25">p</text:span><text:span text:style-name="T26">re-production</text:span><text:span text:style-name="T24"> boards </text:span><text:span text:style-name="T28">with </text:span><text:span text:style-name="T29">industrial-</text:span><text:span text:style-name="T31">grade</text:span><text:span text:style-name="T29"> </text:span><text:span text:style-name="T28">electrical, heat, and radio frequency test machines </text:span><text:span text:style-name="T24">to verify compliance </text:span><text:span text:style-name="T27">with </text:span><text:span text:style-name="T24">P</text:span><text:span text:style-name="T23">CB</text:span><text:span text:style-name="T24"> ISO standards</text:span></text:p>
              </text:list-item>
            </text:list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Electrical Engineer Intern</text:p>
          </table:table-cell>
          <table:table-cell table:style-name="Table4.A1" office:value-type="string">
            <text:p text:style-name="P4">August 2013 − August 2014</text:p>
          </table:table-cell>
        </table:table-row>
        <table:table-row table:style-name="Table4.1">
          <table:table-cell table:style-name="Table4.A1" table:number-columns-spanned="2" office:value-type="string">
            <text:p text:style-name="P6">Bossa Nova Robotics, Pittsburgh, PA</text:p>
            <text:p text:style-name="P26">Experience Obtained:</text:p>
            <text:list xml:id="list841796177" text:style-name="L3">
              <text:list-item>
                <text:p text:style-name="P36"><text:span text:style-name="T15">Develop</text:span><text:span text:style-name="T19">ed</text:span><text:span text:style-name="T15"> </text:span><text:span text:style-name="T16">a</text:span><text:span text:style-name="T14">nalog and digital circuits for robotics and communications platforms with hands-on experience in schematic capture and PCB layout</text:span></text:p>
              </text:list-item>
              <text:list-item>
                <text:p text:style-name="P27"><text:span text:style-name="T60">Developed f</text:span>irmware for motors, servos, and other electromechanical devices</text:p>
              </text:list-item>
              <text:list-item>
                <text:p text:style-name="P36"><text:span text:style-name="T14">Fluency in P</text:span><text:span text:style-name="T18">ython and </text:span><text:span text:style-name="T14">shell scripts i</text:span><text:span text:style-name="T21">n a</text:span><text:span text:style-name="T14"> Linux production environment</text:span></text:p>
              </text:list-item>
              <text:list-item>
                <text:p text:style-name="P27">Designed and developed 3D printed parts using Solidworks and Autodesk Inventor</text:p>
              </text:list-item>
              <text:list-item>
                <text:p text:style-name="P27">Ran tests on robotic prototypes and provided analysis and<text:span text:style-name="T52"> </text:span>feedback to lead engineers</text:p>
              </text:list-item>
            </text:list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5">EDUCATION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"><text:span text:style-name="T1">Bachelor of Science in Electrical Engineering</text:span>, Pennsylvania State University, Erie, PA</text:p>
            <text:p text:style-name="P1">Semester of Graduation: Spring 2018 (May 2018)</text:p>
            <text:p text:style-name="P1">Dean’s List Semester 6</text:p>
            <text:p text:style-name="P1">Concentrations: Embedded Systems; Control Systems; Mechatronics; Full-Stack Web Development; <text:s text:c="3"/></text:p>
            <text:p text:style-name="P10"><text:tab/><text:tab/><text:span text:style-name="T2"> <text:s text:c="12"/></text:span>Network Communications; RFID/Bluetooth; Internet of Things (IoT)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6">SKILLS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2">Embedded Systems, Schematic Design and PCB Layout:</text:p>
            <text:p text:style-name="P39"><text:span text:style-name="T32">−B</text:span><text:span text:style-name="T34">are Metal and RTOS m</text:span><text:span text:style-name="T32">icrocontroller </text:span><text:span text:style-name="T34">applications</text:span><text:span text:style-name="T32"> in Assembly, C, </text:span><text:span text:style-name="T35">C++, and Rust</text:span></text:p>
            <text:p text:style-name="P40"><text:span text:style-name="T32">−</text:span><text:span text:style-name="T35">Experience with large scale projects using make-files and code organization with repositories</text:span></text:p>
            <text:p text:style-name="P8">−Altium Designer; Experience with full-cycle PCB development process</text:p>
            <text:p text:style-name="P8"><text:span text:style-name="T44">Hardware Debugging Tools: </text:span>Oscilloscopes, Multimeters, Spectrum Analyzer, Logic Analyzer</text:p>
            <text:p text:style-name="P8"><text:span text:style-name="T44">Control Systems: </text:span>Classical and Modern</text:p>
            <text:p text:style-name="P8">−Develop tests to formulate transfer functions of various electronic and mechanical systems</text:p>
            <text:p text:style-name="P8">−Experience customizing LQR and PID controllers for electromechanical systems using MATLAB</text:p>
            <text:p text:style-name="P17"><text:span text:style-name="T38">Full-Stack Web Development: </text:span><text:span text:style-name="T32">A</text:span><text:span text:style-name="T33">ngular </text:span><text:span text:style-name="T37">a</text:span><text:span text:style-name="T33">rchitecture </text:span><text:span text:style-name="T36">using</text:span><text:span text:style-name="T33"> RxJS State Management </text:span><text:span text:style-name="T36">solutions</text:span></text:p>
            <text:p text:style-name="P11">−Experience building cloud applications on <text:span text:style-name="T56">AWS, </text:span>Firebase, <text:span text:style-name="T56">and </text:span>Azure</text:p>
            <text:p text:style-name="P9"><text:span text:style-name="T49">−</text:span>Attended <text:span text:style-name="T50">ng-conf </text:span>in May 2019, Salt Lake City, Utah</text:p>
            <text:p text:style-name="P13">Mobile Development: <text:span text:style-name="T39">Cross Platform mobile application solutions using </text:span><text:span text:style-name="T40">Flutter</text:span></text:p>
          </table:table-cell>
          <table:covered-table-cell/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799in" fo:margin-right="0.5799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3:18:28.366201470</meta:creation-date>
    <dc:date>2019-10-30T16:13:34.594100469</dc:date>
    <meta:editing-duration>PT2H28M7S</meta:editing-duration>
    <meta:editing-cycles>93</meta:editing-cycles>
    <meta:generator>LibreOffice/6.3.2.2$Linux_X86_64 LibreOffice_project/30$Build-2</meta:generator>
    <meta:document-statistic meta:table-count="2" meta:image-count="0" meta:object-count="0" meta:page-count="2" meta:paragraph-count="45" meta:word-count="406" meta:character-count="3020" meta:non-whitespace-character-count="2651"/>
  </office:meta>
</office:document-meta>
</file>